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 fo:padding-left="0cm" fo:padding-right="0cm" fo:padding-top="0cm" fo:padding-bottom="0.035cm" fo:border-left="none" fo:border-right="none" fo:border-top="none" fo:border-bottom="0.51pt solid #00000a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llgemein</text:span><text:bookmark text:name="_GoBack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de" style:country-asian="DE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de" fo:country="DE" style:letter-kerning="true" style:font-name-asian="SimSun" style:font-size-asian="12pt" style:language-asian="de" style:country-asian="DE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style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Titel_20_Zeichen" style:display-name="Titel Zeichen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ben Börgers</meta:initial-creator>
    <dc:creator>Torben Börgers</dc:creator>
    <meta:editing-cycles>4</meta:editing-cycles>
    <meta:creation-date>2015-06-17T18:28:00</meta:creation-date>
    <dc:date>2015-06-17T18:32:00</dc:date>
    <meta:editing-duration>P0D</meta:editing-duration>
    <meta:generator>LibreOffice/3.6$Windows_x86 LibreOffice_project/e183d5b-f8ccaf6-3804794-95b4be8-895629</meta:generator>
    <meta:document-statistic meta:table-count="0" meta:image-count="0" meta:object-count="0" meta:page-count="1" meta:paragraph-count="1" meta:word-count="1" meta:character-count="9" meta:non-whitespace-character-count="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